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épons 1 Sicut Ovis</text:p>
      <text:p text:style-name="Standard">ligne 4 : épisèmes séparés « su » de « suum »</text:p>
      <text:p text:style-name="Standard">ligne 6 : premier épisème trop long : commence sur sol au lieu de la</text:p>
      <text:p text:style-name="Standard">ligne 8 : « tá » de « reputatus » : manquent épisèmes hor. et vert.</text:p>
      <text:p text:style-name="Standard"/>
      <text:p text:style-name="Standard">Répons 2 Ierusalem</text:p>
      <text:p text:style-name="Standard">Ligne 1 : épisèmes sur bivirga</text:p>
      <text:p text:style-name="Standard">ligne 2 : « di » de « iucunditatis » :épisème sous le pes</text:p>
      <text:p text:style-name="Standard">ligne 5 : « tor » de Salvátor » : idem</text:p>
      <text:p text:style-name="Standard"/>
      <text:p text:style-name="Standard">Répons 4 Recessit Pastor</text:p>
      <text:p text:style-name="Standard">ligne 3 : épisèmes en folie</text:p>
      <text:p text:style-name="Standard">ligne 11 : manquent épisèmes hor. et vert. sur « as » de « potentias »</text:p>
      <text:p text:style-name="Standard"/>
      <text:p text:style-name="Standard">Répons 6 Ecce quomodo moritur</text:p>
      <text:p text:style-name="Standard">ligne 4 : « considerat » « de » : pas comme il faut</text:p>
      <text:p text:style-name="Standard">ligne 6 « est » : toujours les épisèmes</text:p>
      <text:p text:style-name="Standard">ligne 11 « lá » de « sublátus » : encore..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acques Peron</meta:initial-creator>
    <meta:creation-date>2010-02-15T16:51:41</meta:creation-date>
    <meta:document-statistic meta:table-count="0" meta:image-count="0" meta:object-count="0" meta:page-count="1" meta:paragraph-count="15" meta:word-count="146" meta:character-count="625"/>
    <dc:date>2010-02-15T17:52:05</dc:date>
    <dc:creator>Jacques Peron</dc:creator>
    <meta:editing-duration>PT00H14M53S</meta:editing-duration>
    <meta:editing-cycles>1</meta:editing-cycles>
    <meta:generator>OpenOffice.org/3.1$Linux OpenOffice.org_project/310m19$Build-9420</meta:generator>
  </office:meta>
</office:document-meta>
</file>